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ercenciónSeguridad" style:family="table">
      <style:table-properties style:width="6.244cm" fo:margin-left="5.364cm" fo:margin-right="5.39cm" table:align="margins" fo:background-color="transparent">
        <style:background-image/>
      </style:table-properties>
    </style:style>
    <style:style style:name="PercenciónSeguridad.A" style:family="table-column">
      <style:table-column-properties style:column-width="2.9cm" style:rel-column-width="30434*"/>
    </style:style>
    <style:style style:name="PercenciónSeguridad.B" style:family="table-column">
      <style:table-column-properties style:column-width="0.868cm" style:rel-column-width="9108*"/>
    </style:style>
    <style:style style:name="PercenciónSeguridad.C" style:family="table-column">
      <style:table-column-properties style:column-width="0.704cm" style:rel-column-width="7386*"/>
    </style:style>
    <style:style style:name="PercenciónSeguridad.D" style:family="table-column">
      <style:table-column-properties style:column-width="0.702cm" style:rel-column-width="7368*"/>
    </style:style>
    <style:style style:name="PercenciónSeguridad.E" style:family="table-column">
      <style:table-column-properties style:column-width="1.071cm" style:rel-column-width="11239*"/>
    </style:style>
    <style:style style:name="PercenciónSeguridad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ercenciónSeguridad.B1" style:family="table-cell">
      <style:table-cell-properties style:vertical-align="bottom"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ercenciónSeguridad.E1" style:family="table-cell">
      <style:table-cell-properties style:vertical-align="bottom" fo:background-color="#000080" fo:padding="0.097cm" fo:border="none">
        <style:background-image/>
      </style:table-cell-properties>
    </style:style>
    <style:style style:name="PercenciónSeguridad.A2" style:family="table-cell">
      <style:table-cell-properties style:vertical-align="bottom"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PercenciónSeguridad.B2" style:family="table-cell">
      <style:table-cell-properties style:vertical-align="bottom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PercenciónSeguridad.E2" style:family="table-cell">
      <style:table-cell-properties style:vertical-align="bottom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ercenciónSeguridad.B3" style:family="table-cell" style:data-style-name="N0">
      <style:table-cell-properties style:vertical-align="bottom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PercenciónSeguridad.E3" style:family="table-cell" style:data-style-name="N0">
      <style:table-cell-properties style:vertical-align="bottom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ercenciónSeguridad.A6" style:family="table-cell">
      <style:table-cell-properties style:vertical-align="bottom" fo:background-color="#4d4d4d" fo:padding="0.097cm" fo:border-left="0.002cm solid #000000" fo:border-right="none" fo:border-top="none" fo:border-bottom="none">
        <style:background-image/>
      </style:table-cell-properties>
    </style:style>
    <style:style style:name="PercenciónSeguridad.B6" style:family="table-cell" style:data-style-name="N0">
      <style:table-cell-properties style:vertical-align="bottom" fo:background-color="#cccccc" fo:padding="0.097cm" fo:border-left="0.002cm solid #000000" fo:border-right="none" fo:border-top="none" fo:border-bottom="none">
        <style:background-image/>
      </style:table-cell-properties>
    </style:style>
    <style:style style:name="PercenciónSeguridad.E6" style:family="table-cell" style:data-style-name="N0">
      <style:table-cell-properties style:vertical-align="bottom" fo:background-color="#cccccc" fo:padding="0.097cm" fo:border-left="0.002cm solid #000000" fo:border-right="0.002cm solid #000000" fo:border-top="none" fo:border-bottom="none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Bloque III Estadística Aplicada SCP (11/12). Evaluación continua de estadística Aplicada Probabilidad y variables aleatorias.</text:h>
      <text:p text:style-name="Text_20_body"/>
      <text:h text:style-name="Heading_20_1" text:outline-level="1">Problema <text:s/>1.-</text:h>
      <text:p text:style-name="P1">En un estudio de factores de percepción del delito en la Playa de Palma se realizó Un taller <text:s/>de estudio que consistió en reunir a expertos con miembros seleccionados de las asociaciones de vecinos, de comerciantes y distintas cuerpos de seguridad tanto municipales como estatales. En total <text:s/>250 <text:s/>participantes.</text:p>
      <text:p text:style-name="Text_20_body">Entre otras informaciones se recogió la siguiente tabla de percepción de seguridad entres niveles Baja (B), Media (M), Alta (A), junto con el motivo fundamental de <text:s/>la inseguridad Prostitución (P), Drogas (D) y Otros (O).</text:p>
      <text:p text:style-name="Text_20_body">Los resultados se recogen en la siguiente tabla:</text:p>
      <text:p text:style-name="Text_20_body"/>
      <table:table table:name="PercenciónSeguridad" table:style-name="PercenciónSeguridad">
        <table:table-column table:style-name="PercenciónSeguridad.A"/>
        <table:table-column table:style-name="PercenciónSeguridad.B"/>
        <table:table-column table:style-name="PercenciónSeguridad.C"/>
        <table:table-column table:style-name="PercenciónSeguridad.D"/>
        <table:table-column table:style-name="PercenciónSeguridad.E"/>
        <table:table-row>
          <table:table-cell table:style-name="PercenciónSeguridad.A1" office:value-type="string">
            <text:p text:style-name="P4"/>
          </table:table-cell>
          <table:table-cell table:style-name="PercenciónSeguridad.B1" table:number-columns-spanned="3" office:value-type="string">
            <text:p text:style-name="P2">Percepción</text:p>
          </table:table-cell>
          <table:covered-table-cell/>
          <table:covered-table-cell/>
          <table:table-cell table:style-name="PercenciónSeguridad.E1" office:value-type="string">
            <text:p text:style-name="Table_20_Contents"/>
          </table:table-cell>
        </table:table-row>
        <table:table-row>
          <table:table-cell table:style-name="PercenciónSeguridad.A2" office:value-type="string">
            <text:p text:style-name="P4">Principal Causa</text:p>
          </table:table-cell>
          <table:table-cell table:style-name="PercenciónSeguridad.B2" office:value-type="string">
            <text:p text:style-name="P3">B</text:p>
          </table:table-cell>
          <table:table-cell table:style-name="PercenciónSeguridad.B2" office:value-type="string">
            <text:p text:style-name="P3">M</text:p>
          </table:table-cell>
          <table:table-cell table:style-name="PercenciónSeguridad.B2" office:value-type="string">
            <text:p text:style-name="P3">A</text:p>
          </table:table-cell>
          <table:table-cell table:style-name="PercenciónSeguridad.E2" office:value-type="string">
            <text:p text:style-name="P3">Total</text:p>
          </table:table-cell>
        </table:table-row>
        <table:table-row>
          <table:table-cell table:style-name="PercenciónSeguridad.A2" office:value-type="string">
            <text:p text:style-name="P2">P</text:p>
          </table:table-cell>
          <table:table-cell table:style-name="PercenciónSeguridad.B3" office:value-type="float" office:value="40">
            <text:p text:style-name="P3">40</text:p>
          </table:table-cell>
          <table:table-cell table:style-name="PercenciónSeguridad.B3" office:value-type="float" office:value="20">
            <text:p text:style-name="P3">20</text:p>
          </table:table-cell>
          <table:table-cell table:style-name="PercenciónSeguridad.B3" office:value-type="float" office:value="10">
            <text:p text:style-name="P3">10</text:p>
          </table:table-cell>
          <table:table-cell table:style-name="PercenciónSeguridad.E3" office:value-type="float" office:value="70">
            <text:p text:style-name="P3">70</text:p>
          </table:table-cell>
        </table:table-row>
        <table:table-row>
          <table:table-cell table:style-name="PercenciónSeguridad.A2" office:value-type="string">
            <text:p text:style-name="P2">D</text:p>
          </table:table-cell>
          <table:table-cell table:style-name="PercenciónSeguridad.B3" office:value-type="float" office:value="80">
            <text:p text:style-name="P3">80</text:p>
          </table:table-cell>
          <table:table-cell table:style-name="PercenciónSeguridad.B3" office:value-type="float" office:value="55">
            <text:p text:style-name="P3">55</text:p>
          </table:table-cell>
          <table:table-cell table:style-name="PercenciónSeguridad.B3" office:value-type="float" office:value="5">
            <text:p text:style-name="P3">5</text:p>
          </table:table-cell>
          <table:table-cell table:style-name="PercenciónSeguridad.E3" office:value-type="float" office:value="140">
            <text:p text:style-name="P3">140</text:p>
          </table:table-cell>
        </table:table-row>
        <table:table-row>
          <table:table-cell table:style-name="PercenciónSeguridad.A2" office:value-type="string">
            <text:p text:style-name="P2">O</text:p>
          </table:table-cell>
          <table:table-cell table:style-name="PercenciónSeguridad.B3" office:value-type="float" office:value="20">
            <text:p text:style-name="P3">20</text:p>
          </table:table-cell>
          <table:table-cell table:style-name="PercenciónSeguridad.B3" office:value-type="float" office:value="10">
            <text:p text:style-name="P3">10</text:p>
          </table:table-cell>
          <table:table-cell table:style-name="PercenciónSeguridad.B3" office:value-type="float" office:value="10">
            <text:p text:style-name="P3">10</text:p>
          </table:table-cell>
          <table:table-cell table:style-name="PercenciónSeguridad.E3" office:value-type="float" office:value="40">
            <text:p text:style-name="P3">40</text:p>
          </table:table-cell>
        </table:table-row>
        <table:table-row>
          <table:table-cell table:style-name="PercenciónSeguridad.A6" office:value-type="string">
            <text:p text:style-name="P2">Total</text:p>
          </table:table-cell>
          <table:table-cell table:style-name="PercenciónSeguridad.B6" office:value-type="float" office:value="140">
            <text:p text:style-name="P3">140</text:p>
          </table:table-cell>
          <table:table-cell table:style-name="PercenciónSeguridad.B6" office:value-type="float" office:value="85">
            <text:p text:style-name="P3">85</text:p>
          </table:table-cell>
          <table:table-cell table:style-name="PercenciónSeguridad.B6" office:value-type="float" office:value="25">
            <text:p text:style-name="P3">25</text:p>
          </table:table-cell>
          <table:table-cell table:style-name="PercenciónSeguridad.E6" office:value-type="float" office:value="250">
            <text:p text:style-name="P3">250</text:p>
          </table:table-cell>
        </table:table-row>
      </table:table>
      <text:p text:style-name="Text_20_body"/>
      <text:p text:style-name="Text_20_body">Utilizando las frecuencias relativas como probabilidades, responder a las siguientes preguntas:</text:p>
      <text:p text:style-name="Text_20_body"/>
      <text:list xml:id="list1444513237" text:style-name="L1">
        <text:list-item>
          <text:p text:style-name="P6">Calcular la probabilidad de que P <text:s/>no sea la principal causa.</text:p>
        </text:list-item>
        <text:list-item>
          <text:p text:style-name="P6">Calcular la probabilidad de tener una percepción de seguridad <text:s/>M o A.</text:p>
        </text:list-item>
        <text:list-item>
          <text:p text:style-name="P6">Calcular la probabilidad de tener un percepción M condicionado a D como principal causa.</text:p>
        </text:list-item>
        <text:list-item>
          <text:p text:style-name="P6">Calcular la probabilidad de que la principal causa sea la Prostitución condicionado a percepción de seguridad sea Alta.</text:p>
        </text:list-item>
      </text:list>
      <text:h text:style-name="Heading_20_1" text:outline-level="1">Problema 2.-</text:h>
      <text:p text:style-name="Text_20_body">Consideremos la variable aleatoria X = "peso en gramos de cannabis <text:s/>incautada a un consumidor".</text:p>
      <text:p text:style-name="Text_20_body">Supongamos que X sigue aproximadamente una distribución normal de media 5 gramos y desviación típica <text:s/>1 gramo. Contestar razonadamente las siguientes preguntas:</text:p>
      <text:list xml:id="list1211996133" text:style-name="L2">
        <text:list-item>
          <text:p text:style-name="P7">¿Cuál es la puntuación típica de la puntuación bruta 4?</text:p>
        </text:list-item>
        <text:list-item>
          <text:p text:style-name="P7">¿Qué porcentaje de valores de X es superior a 6?</text:p>
        </text:list-item>
        <text:list-item>
          <text:p text:style-name="P7">¿Cuál es la probabilidad de que el número de gramos incautados sea menor que 8?</text:p>
        </text:list-item>
        <text:list-item>
          <text:p text:style-name="P7">¿Cuál es la probabilidad de que el número de gramos incautados esté entre 8 y 6 gramos?</text:p>
        </text:list-item>
        <text:list-item>
          <text:p text:style-name="P7"><text:soft-page-break/>¿Cuál es el valor del número de gramos que deja su izquierda el 10% de la población?</text:p>
        </text:list-item>
        <text:list-item>
          <text:p text:style-name="P7">¿Cuál es el número de gramos que deja a su derecha el 99% de la población?</text:p>
          <text:p text:style-name="P7"/>
        </text:list-item>
      </text:list>
      <text:h text:style-name="Heading_20_1" text:outline-level="1">Problema 3.-</text:h>
      <text:p text:style-name="Text_20_body">Con la misma variable que en el problema anterior, supongamos que realizamos 9 incautaciones de droga a <text:s/>consumidores. Supongamos que podemos considerarlos una muestra de tamaño n=9.</text:p>
      <text:p text:style-name="Text_20_body">Utilizad el teorema central del límite para aproximar <text:s/>los siguientes probabilidades y valores:</text:p>
      <text:list xml:id="list1717266745" text:style-name="L3">
        <text:list-item>
          <text:p text:style-name="P8">Probabilidad de que la media aritmética de las incautaciones supere los 5.5 gramos.</text:p>
        </text:list-item>
        <text:list-item>
          <text:p text:style-name="P8">Calcular el valor de gramos a tal que la media aritmética de las incautaciones cumple que </text:p>
          <text:p text:style-name="P8"><draw:frame draw:style-name="fr1" draw:name="Objeto1" text:anchor-type="as-char" svg:width="2.926cm" svg:height="0.508cm" draw:z-index="0"><draw:object xlink:href="./Object 1" xlink:type="simple" xlink:show="embed" xlink:actuate="onLoad"/><draw:image xlink:href="./ObjectReplacements/Object 1" xlink:type="simple" xlink:show="embed" xlink:actuate="onLoad"/></draw:frame>.</text:p>
          <text:p text:style-name="P8"/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06T12:28:03.20</meta:creation-date>
    <dc:date>2012-05-08T09:36:47</dc:date>
    <meta:editing-duration>PT1H51M27S</meta:editing-duration>
    <meta:editing-cycles>15</meta:editing-cycles>
    <meta:generator>OpenOffice.org/3.3$Unix OpenOffice.org_project/330m20$Build-9567</meta:generator>
    <meta:print-date>2010-05-16T11:56:06.07</meta:print-date>
    <meta:document-statistic meta:table-count="1" meta:image-count="0" meta:object-count="1" meta:page-count="2" meta:paragraph-count="51" meta:word-count="410" meta:character-count="2407"/>
    <dc:creator>José Luis Lisani</dc:creator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over accent="true">
              <mi>X</mi>
              <mo>¯</mo>
            </mover>
            <mo stretchy="false">≤</mo>
            <mi>a</mi>
          </mrow>
          <mo stretchy="false">)</mo>
        </mrow>
        <mo stretchy="false">=</mo>
        <mn>0.99</mn>
      </mrow>
    </mrow>
    <annotation encoding="StarMath 5.0">P(overline{X}&lt;=a)=0.99
</annotation>
  </semantics>
</math>
</file>